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  <style:text-properties fo:font-variant="normal" fo:text-transform="none" fo:color="#2d3b45" style:font-name="Lato" fo:font-size="12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.1252in" fo:margin-bottom="0.1252in" loext:contextual-spacing="false" fo:orphans="2" fo:widows="2" fo:text-indent="0in" style:auto-text-indent="false"/>
    </style:style>
    <style:style style:name="P3" style:family="paragraph" style:parent-style-name="Text_20_body" style:list-style-name="L1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4" style:family="paragraph" style:parent-style-name="Text_20_body" style:list-style-name="L2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</style:style>
    <style:style style:name="P5" style:family="paragraph" style:parent-style-name="Text_20_body" style:list-style-name="L3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6" style:family="paragraph" style:parent-style-name="Text_20_body" style:list-style-name="L4">
      <style:paragraph-properties fo:margin-left="0in" fo:margin-right="0in" fo:margin-top="0in" fo:margin-bottom="0.0626in" loext:contextual-spacing="false" fo:orphans="2" fo:widows="2" fo:text-indent="0in" style:auto-text-indent="false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.0626in" loext:contextual-spacing="false" fo:orphans="2" fo:widows="2" fo:padding="0in" fo:border="none"/>
    </style:style>
    <style:style style:name="P8" style:family="paragraph" style:parent-style-name="Text_20_body" style:list-style-name="L2">
      <style:paragraph-properties fo:margin-top="0in" fo:margin-bottom="0.0626in" loext:contextual-spacing="false" fo:orphans="2" fo:widows="2" fo:padding="0in" fo:border="none"/>
    </style:style>
    <style:style style:name="P9" style:family="paragraph" style:parent-style-name="Text_20_body" style:list-style-name="L3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10" style:family="paragraph" style:parent-style-name="Text_20_body" style:list-style-name="L4">
      <style:paragraph-properties fo:margin-top="0in" fo:margin-bottom="0.0626in" loext:contextual-spacing="false" fo:orphans="2" fo:widows="2" fo:padding="0in" fo:border="none"/>
      <style:text-properties fo:font-variant="normal" fo:text-transform="none" fo:color="#2d3b45" style:font-name="Lato" fo:font-size="12pt" fo:letter-spacing="normal" fo:font-style="normal" fo:font-weight="normal"/>
    </style:style>
    <style:style style:name="P11" style:family="paragraph" style:parent-style-name="Heading_20_2">
      <style:text-properties fo:font-variant="normal" fo:text-transform="none" fo:color="#2d3b45" style:font-name="Lato" fo:letter-spacing="normal" fo:font-style="normal" fo:font-weight="normal"/>
    </style:style>
    <style:style style:name="T1" style:family="text">
      <style:text-properties fo:font-variant="normal" fo:text-transform="none" fo:color="#ee0612" style:font-name="Monaco" fo:font-size="12pt" fo:letter-spacing="normal" fo:font-style="normal" fo:font-weight="normal" fo:background-color="#f5f5f5" loext:char-shading-value="0" loext:padding="0.0193in" loext:border="0.06pt solid #c7cdd1"/>
    </style:style>
    <style:style style:name="T2" style:family="text">
      <style:text-properties fo:font-variant="normal" fo:text-transform="none" fo:color="#2d3b45" style:font-name="Lato" fo:font-size="12pt" fo:letter-spacing="normal" fo:font-style="normal" fo:font-weight="normal"/>
    </style:style>
    <style:style style:name="T3" style:family="text">
      <style:text-properties fo:font-variant="normal" fo:text-transform="none" fo:color="#2d3b45" style:font-name="Lato" fo:font-size="12pt" fo:letter-spacing="normal" fo:font-style="normal" fo:font-weight="bold"/>
    </style:style>
    <text:list-style style:name="L1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602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Media Type</text:h>
      <text:p text:style-name="P1">Media queries will often include something called a media type, which refers to the type of device the user is viewing a site with. We have the following options to choose from:</text:p>
      <text:list xml:id="list3743779652" text:style-name="L1">
        <text:list-item>
          <text:p text:style-name="P3"><text:span text:style-name="Source_20_Text"><text:span text:style-name="T1">all</text:span></text:span><text:span text:style-name="T2">: Suitable for all devices.</text:span></text:p>
        </text:list-item>
        <text:list-item>
          <text:p text:style-name="P7"><text:span text:style-name="Source_20_Text"><text:span text:style-name="T1">print</text:span></text:span><text:span text:style-name="T2">: Intended for viewing a site in "print preview" mode. For instance, if we had a website with a dark-colored background that users may want to print, we could use a print media query that removes the dark-colored background for print media types. This would both make our website's information more legible in a printed format, and save our users printer ink.</text:span></text:p>
        </text:list-item>
        <text:list-item>
          <text:p text:style-name="P7"><text:span text:style-name="Source_20_Text"><text:span text:style-name="T1">screen</text:span></text:span><text:span text:style-name="T2">: Intended primarily for color computer screens.</text:span></text:p>
        </text:list-item>
        <text:list-item>
          <text:p text:style-name="P7"><text:span text:style-name="Source_20_Text"><text:span text:style-name="T1">speech</text:span></text:span><text:span text:style-name="T2">: Intended for screen readers that assist users with impaired vision.</text:span></text:p>
        </text:list-item>
      </text:list>
      <text:p text:style-name="Standard"/>
      <text:h text:style-name="P11" text:outline-level="2">Media Features</text:h>
      <text:p text:style-name="P1">To tell a media query the conditions of when to apply CSS, we include something called a media feature. Media features are specific properties and details about the manner the user is viewing content. The most commonly-used media features are:</text:p>
      <text:list xml:id="list1361759830" text:style-name="L2">
        <text:list-item>
          <text:p text:style-name="P4"><text:span text:style-name="Source_20_Text"><text:span text:style-name="T1">height</text:span></text:span><text:span text:style-name="T2">: Describes the height of the viewport, in pixels. This media feature can also have a </text:span><text:span text:style-name="Source_20_Text"><text:span text:style-name="T1">min</text:span></text:span><text:span text:style-name="T2"> or </text:span><text:span text:style-name="Source_20_Text"><text:span text:style-name="T1">max</text:span></text:span><text:span text:style-name="T2"> prefix added onto it. That is, we can say </text:span><text:span text:style-name="Source_20_Text"><text:span text:style-name="T1">max-height</text:span></text:span><text:span text:style-name="T2"> to specify the maximum height to which a media query's CSS should apply. Or </text:span><text:span text:style-name="Source_20_Text"><text:span text:style-name="T1">min-height</text:span></text:span><text:span text:style-name="T2"> to define a minimum height.</text:span></text:p>
        </text:list-item>
        <text:list-item>
          <text:p text:style-name="P8"><text:span text:style-name="Source_20_Text"><text:span text:style-name="T1">width</text:span></text:span><text:span text:style-name="T2">: Describes the width of the viewport, in pixels. Like height, it may also have a min or max prefix added onto it.</text:span></text:p>
        </text:list-item>
        <text:list-item>
          <text:p text:style-name="P8"><text:span text:style-name="Source_20_Text"><text:span text:style-name="T1">orientation</text:span></text:span><text:span text:style-name="T2">: Indicates whether the viewport is </text:span><text:span text:style-name="Source_20_Text"><text:span text:style-name="T1">landscape</text:span></text:span><text:span text:style-name="T2"> (wider than it is tall) or </text:span><text:span text:style-name="Source_20_Text"><text:span text:style-name="T1">portrait</text:span></text:span><text:span text:style-name="T2">(taller than it is wide).</text:span></text:p>
        </text:list-item>
      </text:list>
      <text:p text:style-name="Standard"/>
      <text:p text:style-name="Standard"/>
      <text:p text:style-name="P2"><text:span text:style-name="T2">Now, not all algorithms are created equal. So what makes a good algorithm? The two most important criteria are that it </text:span><text:span text:style-name="Strong_20_Emphasis"><text:span text:style-name="T3">solves a problem</text:span></text:span><text:span text:style-name="T2"> and that it does so </text:span><text:span text:style-name="Strong_20_Emphasis"><text:span text:style-name="T3">efficiently, t</text:span></text:span><text:span text:style-name="T2">herefore:</text:span></text:p>
      <text:list xml:id="list2183548955" text:style-name="L3">
        <text:list-item>
          <text:p text:style-name="P5">Based on the gif did we solve the problem?</text:p>
        </text:list-item>
        <text:list-item>
          <text:p text:style-name="P9">Did we do so efficiently?</text:p>
        </text:list-item>
      </text:list>
      <text:p text:style-name="Standard"/>
      <text:p text:style-name="Standard"/>
      <text:p text:style-name="P1"><text:soft-page-break/>Computational Thinking can be broken down into four elements:</text:p>
      <text:list xml:id="list2603449937" text:style-name="L4">
        <text:list-item>
          <text:p text:style-name="P6">Decomposition: Breaking down data, processes, or problems into smaller, manageable parts</text:p>
        </text:list-item>
        <text:list-item>
          <text:p text:style-name="P10">Pattern Recognition: Observing patterns, trends, and regularities in data</text:p>
        </text:list-item>
        <text:list-item>
          <text:p text:style-name="P10">Abstraction: Identifying the general principles that generate these patterns</text:p>
        </text:list-item>
        <text:list-item>
          <text:p text:style-name="P10">Algorithm Design: Developing the step by step instructions for solving this and similar problem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'Helvetica Neue', Helvetica, Arial, sans-serif"/>
    <style:font-face style:name="Lohit Devanagari1" svg:font-family="'Lohit Devanagari'"/>
    <style:font-face style:name="Monaco" svg:font-family="Monaco, Menlo, Consolas, 'Courier New'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5:57:32.603914873</meta:creation-date>
    <dc:date>2020-02-06T16:39:35.980303362</dc:date>
    <meta:editing-duration>PT42M5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2" meta:paragraph-count="19" meta:word-count="361" meta:character-count="2126" meta:non-whitespace-character-count="1797"/>
  </office:meta>
</office:document-meta>
</file>